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CONCATENATE(&quot;./a.out In_Files/instance&quot;;[.A1];&quot;.txt output&quot;;[.A1];&quot;_stack.txt output&quot;;[.A1];&quot;_queue.txt&quot;)" office:value-type="string" office:string-value="./a.out In_Files/instance1.txt output1_stack.txt output1_queue.txt" calcext:value-type="string">
            <text:p>./a.out In_Files/instance1.txt output1_stack.txt output1_queue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./a.out In_Files/instance&quot;;[.A2];&quot;.txt output&quot;;[.A2];&quot;_stack.txt output&quot;;[.A2];&quot;_queue.txt&quot;)" office:value-type="string" office:string-value="./a.out In_Files/instance2.txt output2_stack.txt output2_queue.txt" calcext:value-type="string">
            <text:p>./a.out In_Files/instance2.txt output2_stack.txt output2_queue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./a.out In_Files/instance&quot;;[.A3];&quot;.txt output&quot;;[.A3];&quot;_stack.txt output&quot;;[.A3];&quot;_queue.txt&quot;)" office:value-type="string" office:string-value="./a.out In_Files/instance3.txt output3_stack.txt output3_queue.txt" calcext:value-type="string">
            <text:p>./a.out In_Files/instance3.txt output3_stack.txt output3_queue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./a.out In_Files/instance&quot;;[.A4];&quot;.txt output&quot;;[.A4];&quot;_stack.txt output&quot;;[.A4];&quot;_queue.txt&quot;)" office:value-type="string" office:string-value="./a.out In_Files/instance4.txt output4_stack.txt output4_queue.txt" calcext:value-type="string">
            <text:p>./a.out In_Files/instance4.txt output4_stack.txt output4_queue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./a.out In_Files/instance&quot;;[.A5];&quot;.txt output&quot;;[.A5];&quot;_stack.txt output&quot;;[.A5];&quot;_queue.txt&quot;)" office:value-type="string" office:string-value="./a.out In_Files/instance5.txt output5_stack.txt output5_queue.txt" calcext:value-type="string">
            <text:p>./a.out In_Files/instance5.txt output5_stack.txt output5_queue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./a.out In_Files/instance&quot;;[.A6];&quot;.txt output&quot;;[.A6];&quot;_stack.txt output&quot;;[.A6];&quot;_queue.txt&quot;)" office:value-type="string" office:string-value="./a.out In_Files/instance6.txt output6_stack.txt output6_queue.txt" calcext:value-type="string">
            <text:p>./a.out In_Files/instance6.txt output6_stack.txt output6_queue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./a.out In_Files/instance&quot;;[.A7];&quot;.txt output&quot;;[.A7];&quot;_stack.txt output&quot;;[.A7];&quot;_queue.txt&quot;)" office:value-type="string" office:string-value="./a.out In_Files/instance7.txt output7_stack.txt output7_queue.txt" calcext:value-type="string">
            <text:p>./a.out In_Files/instance7.txt output7_stack.txt output7_queue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./a.out In_Files/instance&quot;;[.A8];&quot;.txt output&quot;;[.A8];&quot;_stack.txt output&quot;;[.A8];&quot;_queue.txt&quot;)" office:value-type="string" office:string-value="./a.out In_Files/instance8.txt output8_stack.txt output8_queue.txt" calcext:value-type="string">
            <text:p>./a.out In_Files/instance8.txt output8_stack.txt output8_queue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./a.out In_Files/instance&quot;;[.A9];&quot;.txt output&quot;;[.A9];&quot;_stack.txt output&quot;;[.A9];&quot;_queue.txt&quot;)" office:value-type="string" office:string-value="./a.out In_Files/instance9.txt output9_stack.txt output9_queue.txt" calcext:value-type="string">
            <text:p>./a.out In_Files/instance9.txt output9_stack.txt output9_queue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./a.out In_Files/instance&quot;;[.A10];&quot;.txt output&quot;;[.A10];&quot;_stack.txt output&quot;;[.A10];&quot;_queue.txt&quot;)" office:value-type="string" office:string-value="./a.out In_Files/instance10.txt output10_stack.txt output10_queue.txt" calcext:value-type="string">
            <text:p>./a.out In_Files/instance10.txt output10_stack.txt output10_queue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valgrind ./a.out In_Files/instance&quot;;[.A12];&quot;.txt output&quot;;[.A12];&quot;_stack.txt output&quot;;[.A12];&quot;_queue.txt&quot;)" office:value-type="string" office:string-value="valgrind ./a.out In_Files/instance1.txt output1_stack.txt output1_queue.txt" calcext:value-type="string">
            <text:p>valgrind ./a.out In_Files/instance1.txt output1_stack.txt output1_queue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valgrind ./a.out In_Files/instance&quot;;[.A13];&quot;.txt output&quot;;[.A13];&quot;_stack.txt output&quot;;[.A13];&quot;_queue.txt&quot;)" office:value-type="string" office:string-value="valgrind ./a.out In_Files/instance2.txt output2_stack.txt output2_queue.txt" calcext:value-type="string">
            <text:p>valgrind ./a.out In_Files/instance2.txt output2_stack.txt output2_queue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valgrind ./a.out In_Files/instance&quot;;[.A14];&quot;.txt output&quot;;[.A14];&quot;_stack.txt output&quot;;[.A14];&quot;_queue.txt&quot;)" office:value-type="string" office:string-value="valgrind ./a.out In_Files/instance3.txt output3_stack.txt output3_queue.txt" calcext:value-type="string">
            <text:p>valgrind ./a.out In_Files/instance3.txt output3_stack.txt output3_queue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valgrind ./a.out In_Files/instance&quot;;[.A15];&quot;.txt output&quot;;[.A15];&quot;_stack.txt output&quot;;[.A15];&quot;_queue.txt&quot;)" office:value-type="string" office:string-value="valgrind ./a.out In_Files/instance4.txt output4_stack.txt output4_queue.txt" calcext:value-type="string">
            <text:p>valgrind ./a.out In_Files/instance4.txt output4_stack.txt output4_queue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valgrind ./a.out In_Files/instance&quot;;[.A16];&quot;.txt output&quot;;[.A16];&quot;_stack.txt output&quot;;[.A16];&quot;_queue.txt&quot;)" office:value-type="string" office:string-value="valgrind ./a.out In_Files/instance5.txt output5_stack.txt output5_queue.txt" calcext:value-type="string">
            <text:p>valgrind ./a.out In_Files/instance5.txt output5_stack.txt output5_queue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valgrind ./a.out In_Files/instance&quot;;[.A17];&quot;.txt output&quot;;[.A17];&quot;_stack.txt output&quot;;[.A17];&quot;_queue.txt&quot;)" office:value-type="string" office:string-value="valgrind ./a.out In_Files/instance6.txt output6_stack.txt output6_queue.txt" calcext:value-type="string">
            <text:p>valgrind ./a.out In_Files/instance6.txt output6_stack.txt output6_queue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valgrind ./a.out In_Files/instance&quot;;[.A18];&quot;.txt output&quot;;[.A18];&quot;_stack.txt output&quot;;[.A18];&quot;_queue.txt&quot;)" office:value-type="string" office:string-value="valgrind ./a.out In_Files/instance7.txt output7_stack.txt output7_queue.txt" calcext:value-type="string">
            <text:p>valgrind ./a.out In_Files/instance7.txt output7_stack.txt output7_queue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valgrind ./a.out In_Files/instance&quot;;[.A19];&quot;.txt output&quot;;[.A19];&quot;_stack.txt output&quot;;[.A19];&quot;_queue.txt&quot;)" office:value-type="string" office:string-value="valgrind ./a.out In_Files/instance8.txt output8_stack.txt output8_queue.txt" calcext:value-type="string">
            <text:p>valgrind ./a.out In_Files/instance8.txt output8_stack.txt output8_queue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valgrind ./a.out In_Files/instance&quot;;[.A20];&quot;.txt output&quot;;[.A20];&quot;_stack.txt output&quot;;[.A20];&quot;_queue.txt&quot;)" office:value-type="string" office:string-value="valgrind ./a.out In_Files/instance9.txt output9_stack.txt output9_queue.txt" calcext:value-type="string">
            <text:p>valgrind ./a.out In_Files/instance9.txt output9_stack.txt output9_queue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valgrind ./a.out In_Files/instance&quot;;[.A21];&quot;.txt output&quot;;[.A21];&quot;_stack.txt output&quot;;[.A21];&quot;_queue.txt&quot;)" office:value-type="string" office:string-value="valgrind ./a.out In_Files/instance10.txt output10_stack.txt output10_queue.txt" calcext:value-type="string">
            <text:p>valgrind ./a.out In_Files/instance10.txt output10_stack.txt output10_queue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11:09.023935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8:07:43.954148035</meta:creation-date>
    <dc:date>2020-09-15T07:47:02.114013358</dc:date>
    <meta:editing-duration>PT13H28M5S</meta:editing-duration>
    <meta:editing-cycles>2</meta:editing-cycles>
    <meta:generator>LibreOffice/6.0.7.3$Linux_X86_64 LibreOffice_project/00m0$Build-3</meta:generator>
    <meta:document-statistic meta:table-count="1" meta:cell-count="40" meta:object-count="0"/>
  </office:meta>
</office:document-meta>
</file>